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9c629"/>
    </style:style>
    <style:style style:name="P2" style:family="paragraph" style:parent-style-name="Standard">
      <style:text-properties officeooo:rsid="001b6525" officeooo:paragraph-rsid="001b6525"/>
    </style:style>
    <style:style style:name="P3" style:family="paragraph" style:parent-style-name="Title">
      <style:text-properties officeooo:rsid="001fa0d1" officeooo:paragraph-rsid="001fa0d1"/>
    </style:style>
    <style:style style:name="P4" style:family="paragraph" style:parent-style-name="Standard" style:list-style-name="L4">
      <style:text-properties officeooo:rsid="0019c629" officeooo:paragraph-rsid="0019c629"/>
    </style:style>
    <style:style style:name="P5" style:family="paragraph" style:parent-style-name="Standard" style:list-style-name="L5">
      <style:text-properties officeooo:paragraph-rsid="00190d37"/>
    </style:style>
    <style:style style:name="P6" style:family="paragraph" style:parent-style-name="Standard" style:list-style-name="L5">
      <style:text-properties officeooo:rsid="0017e915" officeooo:paragraph-rsid="0017e915"/>
    </style:style>
    <style:style style:name="P7" style:family="paragraph" style:parent-style-name="Standard" style:list-style-name="L5">
      <style:text-properties officeooo:rsid="001603c4" officeooo:paragraph-rsid="001603c4"/>
    </style:style>
    <style:style style:name="P8" style:family="paragraph" style:parent-style-name="Standard" style:list-style-name="L5">
      <style:text-properties officeooo:rsid="001ab992" officeooo:paragraph-rsid="001ab992"/>
    </style:style>
    <style:style style:name="P9" style:family="paragraph" style:parent-style-name="Standard" style:list-style-name="L6">
      <style:text-properties officeooo:rsid="00153a9a" officeooo:paragraph-rsid="00153a9a"/>
    </style:style>
    <style:style style:name="P10" style:family="paragraph" style:parent-style-name="Standard" style:list-style-name="L6">
      <style:text-properties officeooo:rsid="001b6525" officeooo:paragraph-rsid="001b6525"/>
    </style:style>
    <style:style style:name="P11" style:family="paragraph" style:parent-style-name="Standard" style:list-style-name="L7">
      <style:text-properties officeooo:rsid="001cded9" officeooo:paragraph-rsid="001cded9"/>
    </style:style>
    <style:style style:name="P12" style:family="paragraph" style:parent-style-name="Standard" style:list-style-name="L7">
      <style:text-properties officeooo:rsid="001bc707" officeooo:paragraph-rsid="001bc707"/>
    </style:style>
    <style:style style:name="P13" style:family="paragraph" style:parent-style-name="Standard" style:list-style-name="L7">
      <style:text-properties officeooo:rsid="001bc707" officeooo:paragraph-rsid="001cded9"/>
    </style:style>
    <style:style style:name="P14" style:family="paragraph" style:parent-style-name="Standard" style:list-style-name="L7">
      <style:text-properties officeooo:rsid="001d2585" officeooo:paragraph-rsid="001d2585"/>
    </style:style>
    <style:style style:name="P15" style:family="paragraph" style:parent-style-name="Standard" style:list-style-name="L2"/>
    <style:style style:name="P16" style:family="paragraph" style:parent-style-name="Standard">
      <style:paragraph-properties fo:margin-left="1.27cm" fo:margin-right="0cm" fo:margin-top="0cm" fo:margin-bottom="0cm" loext:contextual-spacing="false" fo:text-indent="0cm" style:auto-text-indent="false"/>
      <style:text-properties fo:font-size="10pt" style:font-size-asian="10pt" style:font-size-complex="10pt"/>
    </style:style>
    <style:style style:name="P17" style:family="paragraph" style:parent-style-name="Text_20_body" style:list-style-name="L1">
      <style:text-properties officeooo:rsid="001fa0d1" officeooo:paragraph-rsid="001fa0d1"/>
    </style:style>
    <style:style style:name="P18" style:family="paragraph" style:parent-style-name="Text_20_body" style:list-style-name="L2">
      <style:text-properties officeooo:rsid="0022e2b2" officeooo:paragraph-rsid="0022e2b2"/>
    </style:style>
    <style:style style:name="P19" style:family="paragraph" style:parent-style-name="Text_20_body" style:list-style-name="L3">
      <style:text-properties officeooo:rsid="00278ad2" officeooo:paragraph-rsid="00278ad2"/>
    </style:style>
    <style:style style:name="P20" style:family="paragraph" style:parent-style-name="Text_20_body" style:list-style-name="L3">
      <style:text-properties officeooo:rsid="00241914" officeooo:paragraph-rsid="0027b069"/>
    </style:style>
    <style:style style:name="P21" style:family="paragraph" style:parent-style-name="Text_20_body" style:list-style-name="L3">
      <style:text-properties officeooo:rsid="00261454" officeooo:paragraph-rsid="0027b069"/>
    </style:style>
    <style:style style:name="P22" style:family="paragraph" style:parent-style-name="Text_20_body" style:list-style-name="L2">
      <style:text-properties officeooo:rsid="002ae4f5" officeooo:paragraph-rsid="002ae4f5"/>
    </style:style>
    <style:style style:name="P23" style:family="paragraph" style:parent-style-name="Text_20_body" style:list-style-name="L1">
      <style:text-properties officeooo:rsid="002d97b4" officeooo:paragraph-rsid="002d97b4"/>
    </style:style>
    <style:style style:name="P24" style:family="paragraph" style:parent-style-name="Text_20_body" style:list-style-name="L1">
      <style:paragraph-properties fo:margin-top="0cm" fo:margin-bottom="0.247cm" loext:contextual-spacing="false"/>
      <style:text-properties officeooo:paragraph-rsid="002d97b4"/>
    </style:style>
    <style:style style:name="P25" style:family="paragraph" style:parent-style-name="Text_20_body" style:list-style-name="L1">
      <style:paragraph-properties fo:margin-top="0cm" fo:margin-bottom="0.247cm" loext:contextual-spacing="false"/>
      <style:text-properties officeooo:rsid="002d97b4" officeooo:paragraph-rsid="002d97b4"/>
    </style:style>
    <style:style style:name="P26" style:family="paragraph" style:parent-style-name="Heading_20_1">
      <style:text-properties officeooo:rsid="001fa0d1" officeooo:paragraph-rsid="001fa0d1"/>
    </style:style>
    <style:style style:name="P27" style:family="paragraph" style:parent-style-name="Heading_20_1">
      <style:text-properties officeooo:rsid="0022e2b2" officeooo:paragraph-rsid="0022e2b2"/>
    </style:style>
    <style:style style:name="P28" style:family="paragraph" style:parent-style-name="Heading_20_1">
      <style:text-properties officeooo:rsid="00241914" officeooo:paragraph-rsid="00241914"/>
    </style:style>
    <style:style style:name="P29" style:family="paragraph" style:parent-style-name="Heading_20_1">
      <style:text-properties officeooo:paragraph-rsid="00241914"/>
    </style:style>
    <style:style style:name="T1" style:family="text">
      <style:text-properties officeooo:rsid="001603c4"/>
    </style:style>
    <style:style style:name="T2" style:family="text">
      <style:text-properties officeooo:rsid="0017e915"/>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190d37"/>
    </style:style>
    <style:style style:name="T6" style:family="text">
      <style:text-properties fo:color="#000000" style:font-name="Monaco" fo:font-size="11pt" fo:background-color="#d4d4d4" loext:char-shading-value="0" style:font-size-asian="11pt"/>
    </style:style>
    <style:style style:name="T7" style:family="text">
      <style:text-properties fo:color="#000000" style:font-name="Monaco" fo:font-size="11pt" fo:background-color="#e8f2fe" loext:char-shading-value="0" style:font-size-asian="11pt"/>
    </style:style>
    <style:style style:name="T8" style:family="text">
      <style:text-properties officeooo:rsid="001f9b4f"/>
    </style:style>
    <style:style style:name="T9" style:family="text">
      <style:text-properties officeooo:rsid="0024f3dc"/>
    </style:style>
    <style:style style:name="T10" style:family="text">
      <style:text-properties officeooo:rsid="0027b069"/>
    </style:style>
    <style:style style:name="T11" style:family="text">
      <style:text-properties officeooo:rsid="00299cc4"/>
    </style:style>
    <style:style style:name="T12" style:family="text">
      <style:text-properties officeooo:rsid="002ae4f5"/>
    </style:style>
    <style:style style:name="T13" style:family="text">
      <style:text-properties fo:font-size="10pt" style:font-size-asian="10pt" style:font-size-complex="10pt"/>
    </style:style>
    <style:style style:name="T14" style:family="text">
      <style:text-properties officeooo:rsid="002bae80"/>
    </style:style>
    <style:style style:name="T15" style:family="text">
      <style:text-properties officeooo:rsid="002d97b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P3">OpenAS2 Developer Guide</text:p>
      <text:h text:style-name="P26" text:outline-level="1">Source Code and Development Methodology</text:h>
      <text:list xml:id="list6844857132353701345" text:style-name="L1">
        <text:list-item>
          <text:p text:style-name="P17">Code is stored in Github: <text:a xlink:type="simple" xlink:href="https://github.com/OpenAS2/OpenAs2App/" text:style-name="Internet_20_link" text:visited-style-name="Visited_20_Internet_20_Link">https://github.com/OpenAS2/OpenAs2App/</text:a></text:p>
        </text:list-item>
        <text:list-item>
          <text:p text:style-name="P17">Follow the gitflow development principal <text:span text:style-name="T11">(create a branch off “dev” and raise commit back to that branch when ready and then “master” branch will be updated when ready for next release. All releases are tagged with the version number in format vX.X.X)</text:span></text:p>
        </text:list-item>
        <text:list-item>
          <text:p text:style-name="P17">Code must be designed to be modular and reusable as far as possible.</text:p>
        </text:list-item>
        <text:list-item>
          <text:p text:style-name="P23">Code review and merge must be done by a different developer than the on(s) who made the code changes.</text:p>
        </text:list-item>
        <text:list-item>
          <text:p text:style-name="P24"><text:span text:style-name="T15">Code style:</text:span></text:p>
          <text:list>
            <text:list-item>
              <text:p text:style-name="P25">Indent 4 spaces. Use spaces to replace tabs for indenting.</text:p>
            </text:list-item>
            <text:list-item>
              <text:p text:style-name="P25">Formatting of braces is not consistent but prefer braces on next line for all but array initializers</text:p>
            </text:list-item>
          </text:list>
        </text:list-item>
      </text:list>
      <text:h text:style-name="P27" text:outline-level="1">Development Tools</text:h>
      <text:list xml:id="list6738599845325809518" text:style-name="L2">
        <text:list-item>
          <text:p text:style-name="P18">Developed using Eclipse IDE</text:p>
        </text:list-item>
        <text:list-item>
          <text:p text:style-name="P18">Make sure the Eclipse project Java compiler is set up for 1.<text:span text:style-name="T12">6</text:span> compatibility (though this is no guarantee it will not produce incompatible code if you <text:span text:style-name="T9">are using the latest Java version and </text:span>use a newer versions library calls e.g java.nio.file.* are only supported in 1.7 onwards).</text:p>
        </text:list-item>
        <text:list-item>
          <text:p text:style-name="P15">If you want to use newer library calls that are more efficient then make sure you provide the ability for the code to use 1.6 compatible code through a check for class availability.<text:line-break/> <text:s text:c="6"/><text:span text:style-name="T13"><text:s/>try</text:span></text:p>
        </text:list-item>
      </text:list>
      <text:p text:style-name="P16"><text:s text:c="8"/>{</text:p>
      <text:p text:style-name="P16"><text:s text:c="14"/>Class.forName("java.nio.file.Path");</text:p>
      <text:p text:style-name="P16"><text:s text:c="14"/>// it exists on the classpath</text:p>
      <text:p text:style-name="P16"><text:s text:c="8"/>} catch(ClassNotFoundException e) {</text:p>
      <text:p text:style-name="P16"><text:s text:c="14"/>// it does not exist on the classpath</text:p>
      <text:p text:style-name="P16"><text:s text:c="15"/>canUseNio = false;</text:p>
      <text:p text:style-name="P16"><text:s text:c="8"/>}</text:p>
      <text:p text:style-name="P16"><text:s text:c="8"/>if (canUseNio)</text:p>
      <text:p text:style-name="P16"><text:s text:c="8"/>{</text:p>
      <text:p text:style-name="P16"><text:s text:c="12"/>java.nio.file.Path fp = f.toPath();</text:p>
      <text:p text:style-name="P16"><text:s text:c="12"/>java.nio.file.Files.delete(fp);</text:p>
      <text:p text:style-name="P16"><text:s text:c="8"/>}</text:p>
      <text:p text:style-name="P16"><text:s text:c="8"/>else if (!f.delete()) throw new IOException("Failed to delete file: " + f.getName());</text:p>
      <text:list xml:id="list114737584786241" text:continue-numbering="true" text:style-name="L2">
        <text:list-item>
          <text:p text:style-name="P22"><text:s/></text:p>
        </text:list-item>
      </text:list>
      <text:h text:style-name="P28" text:outline-level="1">Development Process</text:h>
      <text:list xml:id="list6186446318628970194" text:style-name="L3">
        <text:list-item>
          <text:p text:style-name="P19"><text:span text:style-name="T14">The project is built using Maven. </text:span>The release version number must be updated in <text:span text:style-name="T14">the Maven </text:span><text:soft-page-break/><text:span text:style-name="T14">POM. It is only necessary to update the version in the server POM file in &lt;projectDir&gt;/Server/pom.xml and the build process will ensure that it is included in the manifest so that the server reports its version when starting up.</text:span></text:p>
        </text:list-item>
        <text:list-item>
          <text:p text:style-name="P20">The server application <text:span text:style-name="T14">can be built using Ant</text:span>. The <text:span text:style-name="T14">Ant </text:span>build file is located at &lt;projectRoot&gt;/Server/build.xml <text:span text:style-name="T10">and it will require setting the version number in that file if used.</text:span></text:p>
        </text:list-item>
        <text:list-item>
          <text:p text:style-name="P21">System defaults should be configured in org/openas2/Session.java</text:p>
        </text:list-item>
      </text:list>
      <text:h text:style-name="P29" text:outline-level="1">Application Documentation</text:h>
      <text:list xml:id="list5432246129578968717" text:style-name="L4">
        <text:list-item>
          <text:p text:style-name="P4">Use Libre Office to update the OpenAS2HowTo.odt as and when necessary.</text:p>
        </text:list-item>
        <text:list-item>
          <text:p text:style-name="P4">Remember to update the index table after completing the main document editing (right click on it and choose to update)</text:p>
        </text:list-item>
        <text:list-item>
          <text:p text:style-name="P4">Generate a PDF to the same folder once update is complete</text:p>
        </text:list-item>
        <text:list-item>
          <text:p text:style-name="P4">Upload the new version as an HTML file to the OpenAS2 website <text:span text:style-name="T8">(see section below for steps)</text:span></text:p>
        </text:list-item>
      </text:list>
      <text:h text:style-name="Heading_20_1" text:outline-level="1">Logging</text:h>
      <text:list xml:id="list6756464782416051658" text:style-name="L5">
        <text:list-item>
          <text:p text:style-name="P6">Generally <text:span text:style-name="T4">info</text:span> level is left turned on so do not overuse the info level. It should be used to log key milestones in the AS2 message process and provide some user feedback for realtime monitoring</text:p>
        </text:list-item>
        <text:list-item>
          <text:p text:style-name="P7">For <text:span text:style-name="T4">error</text:span> and <text:span text:style-name="T4">warn</text:span> <text:span text:style-name="T5">level</text:span> messages always pass the Message object instead of a plain text message to facilitate extended reporting</text:p>
        </text:list-item>
        <text:list-item>
          <text:p text:style-name="P7">Use <text:span text:style-name="T4">trace</text:span> level for logging for fine grained logging such as code sequence execution verification</text:p>
        </text:list-item>
        <text:list-item>
          <text:p text:style-name="P7">Use <text:span text:style-name="T4">debug</text:span> level to provide information about key events <text:span text:style-name="T2">not reported at info level</text:span></text:p>
        </text:list-item>
        <text:list-item>
          <text:p text:style-name="P8">Always check for logging level being turned on for <text:span text:style-name="T4">trace</text:span>, <text:span text:style-name="T4">debug</text:span> and <text:span text:style-name="T4">info</text:span> before calling logger for performance reasons</text:p>
        </text:list-item>
        <text:list-item>
          <text:p text:style-name="P5"><text:span text:style-name="T5">Always append </text:span><text:span text:style-name="T6">msg</text:span><text:span text:style-name="T7">.getLogMsgID()</text:span><text:span text:style-name="T5"> to log calls that only pass a string to ensure logs are identified to the message they were from. </text:span></text:p>
        </text:list-item>
      </text:list>
      <text:h text:style-name="Heading_20_1" text:outline-level="1">Code Review Prior <text:span text:style-name="T1">T</text:span>o <text:span text:style-name="T1">C</text:span>ommit</text:h>
      <text:list xml:id="list7751100280843025445" text:style-name="L6">
        <text:list-item>
          <text:p text:style-name="P9">Remove all <text:span text:style-name="T1">compiler </text:span>warnings where possible</text:p>
        </text:list-item>
        <text:list-item>
          <text:p text:style-name="P10">Set the release version number in org.openas2.Session.java</text:p>
        </text:list-item>
      </text:list>
      <text:p text:style-name="P2"/>
      <text:h text:style-name="Heading_20_1" text:outline-level="1">Website Update</text:h>
      <text:list xml:id="list8545760598758659875" text:style-name="L7">
        <text:list-item>
          <text:p text:style-name="P11">Export the <text:span text:style-name="T4">OpenAS2HowTo.odt</text:span> as xhtml/html and name the file <text:span text:style-name="T4">index.html</text:span></text:p>
        </text:list-item>
        <text:list-item>
          <text:p text:style-name="P12">Host: <text:span text:style-name="T3">web.sourceforge.net</text:span></text:p>
        </text:list-item>
        <text:list-item>
          <text:p text:style-name="P14">Port: <text:span text:style-name="T3">22</text:span></text:p>
        </text:list-item>
        <text:list-item>
          <text:p text:style-name="P12">Protocol: <text:span text:style-name="T3">sftp</text:span></text:p>
        </text:list-item>
        <text:list-item>
          <text:p text:style-name="P12">User Id: your normal sourceforge user</text:p>
        </text:list-item>
        <text:list-item>
          <text:p text:style-name="P13">Password: your normal sourceforge password</text:p>
        </text:list-item>
        <text:list-item>
          <text:p text:style-name="P11">Use FileZilla or similar to connect. </text:p>
        </text:list-item>
        <text:list-item>
          <text:p text:style-name="P11">Change directory to: /home/project-web/openas2/htdocs<text:line-break/>NOTE: the folder “openas2” will not be visible in the folder listing for /home/project-web/ <text:soft-page-break/>and you must manually change to the destination folder</text:p>
        </text:list-item>
        <text:list-item>
          <text:p text:style-name="P11">Upload the index.html file exported from the how to document and overwrite the file in sourcefor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1:49:44.125933000</meta:creation-date>
    <meta:generator>LibreOffice/5.2.5.1$MacOSX_X86_64 LibreOffice_project/0312e1a284a7d50ca85a365c316c7abbf20a4d22</meta:generator>
    <dc:date>2017-03-31T11:47:35.360293000</dc:date>
    <meta:editing-duration>P7DT20H1M27S</meta:editing-duration>
    <meta:editing-cycles>20</meta:editing-cycles>
    <meta:document-statistic meta:table-count="0" meta:image-count="0" meta:object-count="0" meta:page-count="3" meta:paragraph-count="56" meta:word-count="661" meta:character-count="4098" meta:non-whitespace-character-count="3379"/>
  </office:meta>
</office:document-meta>
</file>